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9000002D8638CD72A.png" manifest:media-type="image/png"/>
  <manifest:file-entry manifest:full-path="Pictures/10000000000004C200000370B8B6724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width="4.2083in" svg:height="6.0665in" draw:z-index="1"><draw:image xlink:href="Pictures/10000000000001F9000002D8638CD7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width="6.9252in" svg:height="5.0028in" draw:z-index="0"><draw:image xlink:href="Pictures/10000000000004C200000370B8B6724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07:26:00.011000000</meta:creation-date>
    <dc:date>2024-12-24T07:32:51.001000000</dc:date>
    <meta:editing-duration>PT6M51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24.2.5.2$Windows_X86_64 LibreOffice_project/bffef4ea93e59bebbeaf7f431bb02b1a39ee8a59</meta:generator>
  </office:meta>
</office:document-meta>
</file>